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950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ff6600" draw:fill="solid" draw:fill-color="#ccff99" draw:textarea-vertical-align="middle"/>
    </style:style>
    <style:style style:name="gr5" style:family="graphic" style:parent-style-name="standard">
      <style:graphic-properties draw:fill="solid" draw:fill-color="#99ffcc" draw:textarea-vertical-align="middle"/>
    </style:style>
    <style:style style:name="gr6" style:family="graphic" style:parent-style-name="standard">
      <style:graphic-properties draw:fill="solid" draw:fill-color="#ff8080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7.399cm" svg:height="5.461cm" svg:x="1.508cm" svg:y="1.381cm">
          <text:p text:style-name="P1">cxc</text:p>
        </draw:rect>
        <draw:rect draw:style-name="gr2" draw:text-style-name="P1" draw:layer="layout" svg:width="16.764cm" svg:height="2.667cm" svg:x="1.635cm" svg:y="2.016cm">
          <text:p/>
        </draw:rect>
        <draw:frame draw:style-name="gr3" draw:layer="layout" svg:width="2.479cm" svg:height="0.962cm" svg:x="5.445cm" svg:y="5.953cm">
          <draw:text-box>
            <text:p>header</text:p>
          </draw:text-box>
        </draw:frame>
        <draw:rect draw:style-name="gr4" draw:text-style-name="P1" draw:layer="layout" svg:width="17.018cm" svg:height="1.27cm" svg:x="1.635cm" svg:y="4.683cm">
          <text:p text:style-name="P1">Appbar</text:p>
        </draw:rect>
        <draw:rect draw:style-name="gr5" draw:text-style-name="P1" draw:layer="layout" svg:width="3.81cm" svg:height="2.667cm" svg:x="14.716cm" svg:y="2.016cm">
          <text:p text:style-name="P1">User</text:p>
          <text:p text:style-name="P1"/>
        </draw:rect>
        <draw:rect draw:style-name="gr6" draw:text-style-name="P1" draw:layer="layout" svg:width="7.62cm" svg:height="1.143cm" svg:x="3.794cm" svg:y="2.778cm">
          <text:p text:style-name="P1">CreateActivity</text:p>
        </draw:rect>
        <draw:rect draw:style-name="gr7" draw:text-style-name="P1" draw:layer="layout" svg:width="17.395cm" svg:height="7.111cm" draw:transform="skewX (-0.0277507351067046) rotate (0.0073303828583748) translate (1.526cm 7.642cm)">
          <text:p text:style-name="P1"><text:span text:style-name="T1">MapContainer</text:span></text:p>
          <text:p text:style-name="P1">ActivitiesList</text:p>
          <text:p text:style-name="P1">CreateActivity</text:p>
          <text:p text:style-name="P1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guel gimenez</meta:initial-creator>
    <meta:creation-date>2017-01-04T21:46:02</meta:creation-date>
    <dc:date>2017-01-04T22:02:14</dc:date>
    <dc:creator>miguel gimenez</dc:creator>
    <meta:editing-duration>PT1M2S</meta:editing-duration>
    <meta:editing-cycles>1</meta:editing-cycles>
    <meta:document-statistic meta:object-count="7"/>
    <meta:generator>OpenOffice/4.0.1$Unix OpenOffice.org_project/401m5$Build-9714</meta:generator>
  </office:meta>
</office:document-meta>
</file>